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b9ab" officeooo:paragraph-rsid="0006b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vo de teste para o GitHub.</text:p>
      <text:p text:style-name="P1"/>
      <text:p text:style-name="P1">+ Link para o meu LinkedIn:</text:p>
      <text:p text:style-name="P1"/>
      <text:p text:style-name="P1"><text:a xlink:type="simple" xlink:href="https://www.linkedin.com/in/franciscocezar/" text:style-name="Internet_20_link" text:visited-style-name="Visited_20_Internet_20_Link">https://www.linkedin.com/in/franciscocezar/</text:a></text:p>
      <text:p text:style-name="P1"/>
      <text:p text:style-name="P1">;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2T16:37:40.777276460</meta:creation-date>
    <dc:date>2022-04-22T16:41:27.565018375</dc:date>
    <meta:editing-duration>PT3M48S</meta:editing-duration>
    <meta:editing-cycles>1</meta:editing-cycles>
    <meta:document-statistic meta:table-count="0" meta:image-count="0" meta:object-count="0" meta:page-count="1" meta:paragraph-count="4" meta:word-count="14" meta:character-count="103" meta:non-whitespace-character-count="93"/>
    <meta:generator>LibreOffice/7.3.1.3$MacOSX_X86_64 LibreOffice_project/a69ca51ded25f3eefd52d7bf9a5fad8c90b87951</meta:generator>
  </office:meta>
</office:document-meta>
</file>